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VICOLA INCUBADORA ZAID E.I.R.L.</text:p>
      <text:p text:style-name="P12">CANT. TOTAL DE CAJAS: 1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BENAVIDES VASQUEZ, BENEDIC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1:13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